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21in" svg:height="3.5461in" svg:x="3.6949in" svg:y="2.0024in">
            <draw:object draw:notify-on-update-of-ranges="Sheet1.B4:Sheet1.B4 Sheet1.B5:Sheet1.B12 Sheet1.C4:Sheet1.C4 Sheet1.C5:Sheet1.C12 Sheet1.D4:Sheet1.D4 Sheet1.D5:Sheet1.D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>
            <text:p>Before</text:p>
          </table:table-cell>
          <table:table-cell table:style-name="ce2" office:value-type="string" calcext:value-type="string">
            <text:p>After</text:p>
          </table:table-cell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Generato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What is the main idea behind a generator</text:p>
          </table:table-cell>
        </table:table-row>
        <table:table-row table:style-name="ro1">
          <table:table-cell/>
          <table:table-cell office:value-type="string" calcext:value-type="string">
            <text:p>Sola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ow do solar cells convert sunlight to energy</text:p>
          </table:table-cell>
        </table:table-row>
        <table:table-row table:style-name="ro1">
          <table:table-cell/>
          <table:table-cell office:value-type="string" calcext:value-type="string">
            <text:p>Oil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How does an oil power plant create power</text:p>
          </table:table-cell>
        </table:table-row>
        <table:table-row table:style-name="ro1">
          <table:table-cell/>
          <table:table-cell office:value-type="string" calcext:value-type="string">
            <text:p>Nuclear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How does a nuclear power plant create power</text:p>
          </table:table-cell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How does a gas power plant use gas to create power</text:p>
          </table:table-cell>
        </table:table-row>
        <table:table-row table:style-name="ro1">
          <table:table-cell/>
          <table:table-cell office:value-type="string" calcext:value-type="string">
            <text:p>Coal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ow does a coal power plant use coal to create power</text:p>
          </table:table-cell>
        </table:table-row>
        <table:table-row table:style-name="ro1">
          <table:table-cell/>
          <table:table-cell office:value-type="string" calcext:value-type="string">
            <text:p>Wind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How does a windmill use its power source to create power</text:p>
          </table:table-cell>
        </table:table-row>
        <table:table-row table:style-name="ro1">
          <table:table-cell/>
          <table:table-cell office:value-type="string" calcext:value-type="string">
            <text:p>Hydro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ow does a hydro-electric dam use its power source to create power</text:p>
          </table:table-cell>
        </table:table-row>
      </table:table>
      <table:table table:name="Sheet2" table:style-name="ta1">
        <table:shapes>
          <draw:frame draw:z-index="0" draw:style-name="gr1" draw:text-style-name="P1" svg:width="6.2921in" svg:height="3.5461in" svg:x="2.7189in" svg:y="0.2902in">
            <draw:object draw:notify-on-update-of-ranges="Sheet2.B5:Sheet2.B5 Sheet2.B6:Sheet2.B12 Sheet2.C5:Sheet2.C5 Sheet2.C6:Sheet2.C12 Sheet2.D5:Sheet2.D5 Sheet2.D6:Sheet2.D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Before</text:p>
          </table:table-cell>
          <table:table-cell table:style-name="ce2" office:value-type="string" calcext:value-type="string">
            <text:p>After</text:p>
          </table:table-cell>
        </table:table-row>
        <table:table-row table:style-name="ro1">
          <table:table-cell/>
          <table:table-cell office:value-type="string" calcext:value-type="string">
            <text:p>Oil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Nuclear 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Nuclear origins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Coa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Wind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Hydro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Sheet3" table:style-name="ta1">
        <table:shapes>
          <draw:frame draw:z-index="0" draw:style-name="gr1" draw:text-style-name="P1" svg:width="6.2921in" svg:height="3.5461in" svg:x="0.0957in" svg:y="3.4992in">
            <draw:object draw:notify-on-update-of-ranges="Sheet3.B4:Sheet3.B4 Sheet3.B5:Sheet3.B11 Sheet3.C4:Sheet3.C4 Sheet3.C5:Sheet3.C11 Sheet3.D4:Sheet3.D4 Sheet3.D5:Sheet3.D1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7.5965in" svg:y="0.5445in">
            <draw:object draw:notify-on-update-of-ranges="Sheet3.F4:Sheet3.F4 Sheet3.F5:Sheet3.F11 Sheet3.G4:Sheet3.G4 Sheet3.G5:Sheet3.G11 Sheet3.H4:Sheet3.H4 Sheet3.H5:Sheet3.H1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pros</text:p>
          </table:table-cell>
          <table:table-cell table:number-columns-repeated="3"/>
          <table:table-cell office:value-type="string" calcext:value-type="string">
            <text:p>con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table:number-columns-repeated="2"/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</table:table-row>
        <table:table-row table:style-name="ro1">
          <table:table-cell/>
          <table:table-cell office:value-type="string" calcext:value-type="string">
            <text:p>Sola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ola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Oi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i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Nuclea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uclear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Ga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Coa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Coal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Wind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Wind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Hydro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ydro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4T10:13:14.268990000</meta:creation-date>
    <dc:date>2015-03-25T14:48:28.897032000</dc:date>
    <meta:editing-duration>PT7M59S</meta:editing-duration>
    <meta:editing-cycles>1</meta:editing-cycles>
    <meta:document-statistic meta:table-count="3" meta:cell-count="105" meta:object-count="4"/>
    <meta:generator>LibreOffice/4.3.1.2$MacOSX_X86_64 LibreOffice_project/958349dc3b25111dbca392fbc281a05559ef6848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3cm" svg:height="9.008cm" xlink:href=".." xlink:type="simple" chart:class="chart:bar" chart:style-name="ch1">
        <chart:title svg:x="4.514cm" svg:y="0.316cm" chart:style-name="ch2">
          <text:p>How does the power source work</text:p>
        </chart:title>
        <chart:legend chart:legend-position="end" svg:x="14.194cm" svg:y="3.971cm" style:legend-expansion="high" chart:style-name="ch3"/>
        <chart:plot-area chart:style-name="ch4" table:cell-range-address="Sheet1.B4:Sheet1.D12" chart:data-source-has-labels="both" svg:x="1.275cm" svg:y="1.267cm" svg:width="12.6cm" svg:height="6.635cm">
          <chartooo:coordinate-region svg:x="1.908cm" svg:y="1.459cm" svg:width="11.967cm" svg:height="5.811cm"/>
          <chart:axis chart:dimension="x" chart:name="primary-x" chart:style-name="ch5" chartooo:axis-type="auto">
            <chartooo:date-scale/>
            <chart:title svg:x="6.517cm" svg:y="8.083cm" chart:style-name="ch6">
              <text:p>Type of power</text:p>
            </chart:title>
            <chart:categories table:cell-range-address="Sheet1.B5:Sheet1.B12"/>
          </chart:axis>
          <chart:axis chart:dimension="y" chart:name="primary-y" chart:style-name="ch7">
            <chart:title svg:x="0.451cm" svg:y="6.552cm" chart:style-name="ch8">
              <text:p>Number of correct answers</text:p>
            </chart:title>
            <chart:grid chart:style-name="ch9" chart:class="major"/>
          </chart:axis>
          <chart:series chart:style-name="ch10" chart:values-cell-range-address="Sheet1.C5:Sheet1.C12" chart:label-cell-address="Sheet1.C4:Sheet1.C4" chart:class="chart:bar">
            <chart:data-point chart:repeated="8"/>
          </chart:series>
          <chart:series chart:style-name="ch11" chart:values-cell-range-address="Sheet1.D5:Sheet1.D12" chart:label-cell-address="Sheet1.D4:Sheet1.D4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</text:p>
                <draw:g>
                  <svg:desc>Sheet1.C4:Sheet1.C4</svg:desc>
                </draw:g>
              </table:table-cell>
              <table:table-cell office:value-type="string">
                <text:p>After</text:p>
                <draw:g>
                  <svg:desc>Sheet1.D4:Sheet1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nerator</text:p>
                <draw:g>
                  <svg:desc>Sheet1.B5:Sheet1.B12</svg:desc>
                </draw:g>
              </table:table-cell>
              <table:table-cell office:value-type="float" office:value="6">
                <text:p>6</text:p>
                <draw:g>
                  <svg:desc>Sheet1.C5:Sheet1.C12</svg:desc>
                </draw:g>
              </table:table-cell>
              <table:table-cell office:value-type="float" office:value="7">
                <text:p>7</text:p>
                <draw:g>
                  <svg:desc>Sheet1.D5:Sheet1.D12</svg:desc>
                </draw:g>
              </table:table-cell>
            </table:table-row>
            <table:table-row>
              <table:table-cell office:value-type="string">
                <text:p>Solar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Oil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Nuclear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Gas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oal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Wind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ydro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MacOSX_X86_64 LibreOffice_project/958349dc3b25111dbca392fbc281a05559ef68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3cm" svg:height="9.008cm" xlink:href=".." xlink:type="simple" chart:class="chart:bar" chart:style-name="ch1">
        <chart:title svg:x="5.829cm" svg:y="0.316cm" chart:style-name="ch2">
          <text:p>The origins of power</text:p>
        </chart:title>
        <chart:legend chart:legend-position="end" svg:x="14.194cm" svg:y="3.971cm" style:legend-expansion="high" chart:style-name="ch3"/>
        <chart:plot-area chart:style-name="ch4" table:cell-range-address="Sheet2.B5:Sheet2.D12" chart:data-source-has-labels="both" svg:x="1.275cm" svg:y="1.267cm" svg:width="12.6cm" svg:height="6.635cm">
          <chartooo:coordinate-region svg:x="1.908cm" svg:y="1.459cm" svg:width="11.967cm" svg:height="5.428cm"/>
          <chart:axis chart:dimension="x" chart:name="primary-x" chart:style-name="ch5" chartooo:axis-type="auto">
            <chartooo:date-scale/>
            <chart:title svg:x="6.517cm" svg:y="8.083cm" chart:style-name="ch6">
              <text:p>Type of power</text:p>
            </chart:title>
            <chart:categories table:cell-range-address="Sheet2.B6:Sheet2.B12"/>
          </chart:axis>
          <chart:axis chart:dimension="y" chart:name="primary-y" chart:style-name="ch7">
            <chart:title svg:x="0.451cm" svg:y="6.552cm" chart:style-name="ch8">
              <text:p>Number of correct answers</text:p>
            </chart:title>
            <chart:grid chart:style-name="ch9" chart:class="major"/>
          </chart:axis>
          <chart:series chart:style-name="ch10" chart:values-cell-range-address="Sheet2.C6:Sheet2.C12" chart:label-cell-address="Sheet2.C5:Sheet2.C5" chart:class="chart:bar">
            <chart:data-point chart:repeated="7"/>
          </chart:series>
          <chart:series chart:style-name="ch11" chart:values-cell-range-address="Sheet2.D6:Sheet2.D12" chart:label-cell-address="Sheet2.D5:Sheet2.D5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</text:p>
                <draw:g>
                  <svg:desc>Sheet2.C5:Sheet2.C5</svg:desc>
                </draw:g>
              </table:table-cell>
              <table:table-cell office:value-type="string">
                <text:p>After</text:p>
                <draw:g>
                  <svg:desc>Sheet2.D5:Sheet2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il</text:p>
                <draw:g>
                  <svg:desc>Sheet2.B6:Sheet2.B12</svg:desc>
                </draw:g>
              </table:table-cell>
              <table:table-cell office:value-type="float" office:value="9">
                <text:p>9</text:p>
                <draw:g>
                  <svg:desc>Sheet2.C6:Sheet2.C12</svg:desc>
                </draw:g>
              </table:table-cell>
              <table:table-cell office:value-type="float" office:value="11">
                <text:p>11</text:p>
                <draw:g>
                  <svg:desc>Sheet2.D6:Sheet2.D12</svg:desc>
                </draw:g>
              </table:table-cell>
            </table:table-row>
            <table:table-row>
              <table:table-cell office:value-type="string">
                <text:p>Nuclear 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Nuclear origins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Gas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Coal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Wind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Hydro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MacOSX_X86_64 LibreOffice_project/958349dc3b25111dbca392fbc281a05559ef68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3cm" svg:height="9.008cm" xlink:href=".." xlink:type="simple" chart:class="chart:bar" chart:style-name="ch1">
        <chart:title svg:x="6.166cm" svg:y="0.316cm" chart:style-name="ch2">
          <text:p>Power Type Pros</text:p>
        </chart:title>
        <chart:legend chart:legend-position="end" svg:x="14.194cm" svg:y="3.971cm" style:legend-expansion="high" chart:style-name="ch3"/>
        <chart:plot-area chart:style-name="ch4" table:cell-range-address="Sheet3.B4:Sheet3.D11" chart:data-source-has-labels="both" svg:x="1.275cm" svg:y="1.267cm" svg:width="12.6cm" svg:height="6.635cm">
          <chartooo:coordinate-region svg:x="1.908cm" svg:y="1.459cm" svg:width="11.967cm" svg:height="5.811cm"/>
          <chart:axis chart:dimension="x" chart:name="primary-x" chart:style-name="ch5" chartooo:axis-type="auto">
            <chartooo:date-scale/>
            <chart:title svg:x="6.506cm" svg:y="8.083cm" chart:style-name="ch6">
              <text:p>Type of Power</text:p>
            </chart:title>
            <chart:categories table:cell-range-address="Sheet3.B5:Sheet3.B11"/>
          </chart:axis>
          <chart:axis chart:dimension="y" chart:name="primary-y" chart:style-name="ch7">
            <chart:title svg:x="0.451cm" svg:y="6.597cm" chart:style-name="ch8">
              <text:p>Number of Correct Answers</text:p>
            </chart:title>
            <chart:grid chart:style-name="ch9" chart:class="major"/>
          </chart:axis>
          <chart:series chart:style-name="ch10" chart:values-cell-range-address="Sheet3.C5:Sheet3.C11" chart:label-cell-address="Sheet3.C4:Sheet3.C4" chart:class="chart:bar">
            <chart:data-point chart:repeated="7"/>
          </chart:series>
          <chart:series chart:style-name="ch11" chart:values-cell-range-address="Sheet3.D5:Sheet3.D11" chart:label-cell-address="Sheet3.D4:Sheet3.D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</text:p>
                <draw:g>
                  <svg:desc>Sheet3.C4:Sheet3.C4</svg:desc>
                </draw:g>
              </table:table-cell>
              <table:table-cell office:value-type="string">
                <text:p>After</text:p>
                <draw:g>
                  <svg:desc>Sheet3.D4:Sheet3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lar</text:p>
                <draw:g>
                  <svg:desc>Sheet3.B5:Sheet3.B11</svg:desc>
                </draw:g>
              </table:table-cell>
              <table:table-cell office:value-type="float" office:value="2">
                <text:p>2</text:p>
                <draw:g>
                  <svg:desc>Sheet3.C5:Sheet3.C11</svg:desc>
                </draw:g>
              </table:table-cell>
              <table:table-cell office:value-type="float" office:value="4">
                <text:p>4</text:p>
                <draw:g>
                  <svg:desc>Sheet3.D5:Sheet3.D11</svg:desc>
                </draw:g>
              </table:table-cell>
            </table:table-row>
            <table:table-row>
              <table:table-cell office:value-type="string">
                <text:p>Oil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uclear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Gas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oal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Wind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Hydro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MacOSX_X86_64 LibreOffice_project/958349dc3b25111dbca392fbc281a05559ef684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07cm" svg:y="0.316cm" chart:style-name="ch2">
          <text:p>Power Type Cons</text:p>
        </chart:title>
        <chart:legend chart:legend-position="end" svg:x="14.211cm" svg:y="3.967cm" style:legend-expansion="high" chart:style-name="ch3"/>
        <chart:plot-area chart:style-name="ch4" table:cell-range-address="Sheet3.F4:Sheet3.H11" chart:data-source-has-labels="both" svg:x="1.276cm" svg:y="1.267cm" svg:width="12.615cm" svg:height="6.627cm">
          <chartooo:coordinate-region svg:x="1.909cm" svg:y="1.46cm" svg:width="11.982cm" svg:height="5.802cm"/>
          <chart:axis chart:dimension="x" chart:name="primary-x" chart:style-name="ch5" chartooo:axis-type="auto">
            <chartooo:date-scale/>
            <chart:title svg:x="6.514cm" svg:y="8.075cm" chart:style-name="ch6">
              <text:p>Type of Power</text:p>
            </chart:title>
            <chart:categories table:cell-range-address="Sheet3.F5:Sheet3.F11"/>
          </chart:axis>
          <chart:axis chart:dimension="y" chart:name="primary-y" chart:style-name="ch7">
            <chart:title svg:x="0.451cm" svg:y="6.593cm" chart:style-name="ch8">
              <text:p>Number of Correct Answers</text:p>
            </chart:title>
            <chart:grid chart:style-name="ch9" chart:class="major"/>
          </chart:axis>
          <chart:series chart:style-name="ch10" chart:values-cell-range-address="Sheet3.G5:Sheet3.G11" chart:label-cell-address="Sheet3.G4:Sheet3.G4" chart:class="chart:bar">
            <chart:data-point chart:repeated="7"/>
          </chart:series>
          <chart:series chart:style-name="ch11" chart:values-cell-range-address="Sheet3.H5:Sheet3.H11" chart:label-cell-address="Sheet3.H4:Sheet3.H4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fore</text:p>
                <draw:g>
                  <svg:desc>Sheet3.G4:Sheet3.G4</svg:desc>
                </draw:g>
              </table:table-cell>
              <table:table-cell office:value-type="string">
                <text:p>After</text:p>
                <draw:g>
                  <svg:desc>Sheet3.H4:Sheet3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lar</text:p>
                <draw:g>
                  <svg:desc>Sheet3.F5:Sheet3.F11</svg:desc>
                </draw:g>
              </table:table-cell>
              <table:table-cell office:value-type="float" office:value="6">
                <text:p>6</text:p>
                <draw:g>
                  <svg:desc>Sheet3.G5:Sheet3.G11</svg:desc>
                </draw:g>
              </table:table-cell>
              <table:table-cell office:value-type="float" office:value="7">
                <text:p>7</text:p>
                <draw:g>
                  <svg:desc>Sheet3.H5:Sheet3.H11</svg:desc>
                </draw:g>
              </table:table-cell>
            </table:table-row>
            <table:table-row>
              <table:table-cell office:value-type="string">
                <text:p>Oil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uclear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Ga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al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Wind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Hydro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MacOSX_X86_64 LibreOffice_project/958349dc3b25111dbca392fbc281a05559ef684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